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Malware</text:p>
          </table:table-cell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subelement</text:p>
          </table:table-cell>
        </table:table-row>
        <table:table-row table:style-name="ro1">
          <table:table-cell table:style-name="ce1" office:value-type="string" calcext:value-type="string">
            <text:p>Nimda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2"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2"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2">
          <table:table-cell table:style-name="ce1" office:value-type="string" calcext:value-type="string">
            <text:p>Code Red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ying</text:p>
          </table:table-cell>
          <table:table-cell/>
        </table:table-row>
        <table:table-row table:style-name="ro2">
          <table:table-cell table:style-name="ce1" office:value-type="string" calcext:value-type="string">
            <text:p>Slammer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t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style-name="ce2" office:value-type="string" calcext:value-type="string">
            <text:p>Sadmind</text:p>
          </table:table-cell>
          <table:table-cell office:value-type="string" calcext:value-type="string">
            <text:p>Bu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2" office:value-type="string" calcext:value-type="string">
            <text:p>Sirca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2">
          <table:table-cell/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2">
          <table:table-cell/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2" office:value-type="string" calcext:value-type="string">
            <text:p>GrayBi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2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2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2" office:value-type="string" calcext:value-type="string">
            <text:p>ProRAT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mal</text:p>
          </table:table-cell>
          <table:table-cell/>
        </table:table-row>
        <table:table-row table:style-name="ro2">
          <table:table-cell table:style-name="ce2" office:value-type="string" calcext:value-type="string">
            <text:p>Witt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2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2" office:value-type="string" calcext:value-type="string">
            <text:p>CyberAIDS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ison</text:p>
          </table:table-cell>
          <table:table-cell/>
        </table:table-row>
        <table:table-row table:style-name="ro2">
          <table:table-cell table:style-name="ce2" office:value-type="string" calcext:value-type="string">
            <text:p>Blaster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2">
          <table:table-cell table:style-name="ce2" office:value-type="string" calcext:value-type="string">
            <text:p>VBS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 table:style-name="ce2" office:value-type="string" calcext:value-type="string">
            <text:p>Melissa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ison</text:p>
          </table:table-cell>
          <table:table-cell/>
        </table:table-row>
        <table:table-row table:style-name="ro2">
          <table:table-cell table:style-name="ce2" office:value-type="string" calcext:value-type="string">
            <text:p>Morris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iso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2" office:value-type="string" calcext:value-type="string">
            <text:p>Sobig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style-name="ce2" office:value-type="string" calcext:value-type="string">
            <text:p>Swe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2">
          <table:table-cell office:value-type="string" calcext:value-type="string">
            <text:p>Chameleon/126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13:37:07.080000000</meta:creation-date>
    <dc:date>2014-02-15T19:31:50.822000000</dc:date>
    <meta:editing-duration>PT2M35S</meta:editing-duration>
    <meta:editing-cycles>1</meta:editing-cycles>
    <meta:document-statistic meta:table-count="1" meta:cell-count="66" meta:object-count="0"/>
    <meta:generator>LibreOffice/4.1.2.3$Windows_x86 LibreOffice_project/40b2d7fde7e8d2d7bc5a449dc65df4d08a7dd38</meta:generator>
  </office:meta>
</office:document-meta>
</file>